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hdphoto1.wdp"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draw:fill="none" draw:stroke="solid" svg:stroke-width="0.02778in" svg:stroke-color="#ffffff" svg:stroke-opacity="100%" draw:stroke-linejoin="bevel" svg:stroke-linecap="square" draw:decorative="true" style:protect="position siz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parent-style-name="Graphics">
      <style:graphic-properties draw:fill="none" fo:clip="rect(2.83335in, 0.63408in, 2.84182in, 0.92623in)"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parent-style-name="Graphics">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none" draw:stroke="solid" svg:stroke-width="0.02778in" svg:stroke-color="#2683c6" svg:stroke-opacity="100%" draw:stroke-linejoin="bevel" svg:stroke-linecap="square" draw:decorative="true" style:protect="position siz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gradient" draw:fill-gradient-name="a528" draw:stroke="none" draw:auto-grow-width="false" draw:auto-grow-height="false" draw:decorative="true" style:protect="position siz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text-transform="uppercase" fo:color="#ffffff" style:text-line-through-type="none" style:text-line-through-style="none" style:text-line-through-width="auto" style:text-line-through-color="font-color" style:text-position="0% 100%" fo:font-family="Univers"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6">
      <style:graphic-properties draw:fill="none" draw:stroke="solid" svg:stroke-width="0.02778in" svg:stroke-color="#ffffff" svg:stroke-opacity="100%" draw:stroke-linejoin="bevel" svg:stroke-linecap="square" draw:decorative="true" style:protect="position size"/>
    </style:style>
    <style:style style:family="presentation" style:name="a537">
      <style:graphic-properties draw:fill="none" draw:stroke="non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parent-style-name="Graphics">
      <style:graphic-properties draw:fill="none" fo:clip="rect(2.83335in, 0.63408in, 2.84182in, 0.92623in)" draw:stroke="non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none" draw:stroke="solid" svg:stroke-width="0.02778in" svg:stroke-color="#2683c6" svg:stroke-opacity="100%" draw:stroke-linejoin="bevel" svg:stroke-linecap="square" draw:decorative="true" style:protect="position siz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middle" draw:textarea-horizontal-align="center" draw:fill="gradient" draw:fill-gradient-name="a399" draw:stroke="none" draw:auto-grow-width="false" draw:auto-grow-height="false" draw:decorative="true" style:protect="position size"/>
      <style:paragraph-properties style:font-independent-line-spacing="true" style:writing-mode="lr-tb"/>
    </style:style>
    <style:style style:family="graphic" style:name="a547">
      <style:graphic-properties fo:wrap-option="wrap" fo:padding-top="0.05in" fo:padding-bottom="0.05in" fo:padding-left="0.1in" fo:padding-right="0.1in" draw:textarea-vertical-align="middle" draw:textarea-horizontal-align="center" draw:fill="gradient" draw:fill-gradient-name="a546" draw:stroke="none" draw:auto-grow-width="false" draw:auto-grow-height="false" draw:decorative="true" style:protect="position size"/>
      <style:paragraph-properties style:font-independent-line-spacing="true" style:writing-mode="lr-tb"/>
    </style:style>
    <style:style style:family="text" style:name="a401">
      <style:text-properties fo:text-transform="uppercas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text-transform="uppercas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1">
      <style:graphic-properties draw:fill="none" draw:stroke="none" draw:image-opacity="100%"/>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561">
      <style:graphic-properties draw:fill="none" draw:stroke="solid" svg:stroke-width="0.02778in" svg:stroke-color="#ffffff" svg:stroke-opacity="100%" draw:stroke-linejoin="bevel" svg:stroke-linecap="square" draw:decorative="true" style:protect="position size"/>
    </style:style>
    <style:style style:family="graphic" style:name="a562" style:parent-style-name="Graphics">
      <style:graphic-properties draw:fill="none" fo:clip="rect(2.83335in, 0.63408in, 2.84182in, 0.92623in)" draw:stroke="none"/>
    </style:style>
    <style:style style:family="drawing-page" style:name="a5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64">
      <style:graphic-properties draw:fill="none" draw:stroke="solid" svg:stroke-width="0.02778in" svg:stroke-color="#2683c6" svg:stroke-opacity="100%" draw:stroke-linejoin="bevel" svg:stroke-linecap="square" draw:decorative="true" style:protect="position siz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fo:wrap-option="wrap" fo:padding-top="0.05in" fo:padding-bottom="0.05in" fo:padding-left="0.1in" fo:padding-right="0.1in" draw:textarea-vertical-align="middle" draw:textarea-horizontal-align="center" draw:fill="gradient" draw:fill-gradient-name="a373" draw:stroke="none" draw:auto-grow-width="false" draw:auto-grow-height="false" draw:decorative="true" style:protect="position size"/>
      <style:paragraph-properties style:font-independent-line-spacing="true" style:writing-mode="lr-tb"/>
    </style:style>
    <style:style style:family="graphic" style:name="a568">
      <style:graphic-properties fo:wrap-option="wrap" fo:padding-top="0.05in" fo:padding-bottom="0.05in" fo:padding-left="0.1in" fo:padding-right="0.1in" draw:textarea-vertical-align="middle" draw:textarea-horizontal-align="center" draw:fill="gradient" draw:fill-gradient-name="a567" draw:stroke="none" draw:auto-grow-width="false" draw:auto-grow-height="false" draw:decorative="true" style:protect="position siz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text-transform="uppercas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72" style:parent-style-name="Graphics">
      <style:graphic-properties draw:fill="none" draw:stroke="none" draw:image-opacity="100%"/>
    </style:style>
    <style:style style:family="presentation" style:name="a573">
      <style:graphic-properties draw:fill="none" draw:stroke="none" draw:image-opacity="100%"/>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none" draw:stroke="solid" svg:stroke-width="0.02778in" svg:stroke-color="#ffffff" svg:stroke-opacity="100%" draw:stroke-linejoin="bevel" svg:stroke-linecap="square" draw:decorative="true" style:protect="position size"/>
    </style:style>
    <style:style style:family="paragraph" style:name="a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parent-style-name="Graphics">
      <style:graphic-properties draw:fill="none" fo:clip="rect(2.83335in, 0.63408in, 2.84182in, 0.92623in)" draw:stroke="non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3">
      <style:graphic-properties draw:fill="none" draw:stroke="solid" svg:stroke-width="0.02778in" svg:stroke-color="#ffffff" svg:stroke-opacity="100%" draw:stroke-linejoin="bevel" svg:stroke-linecap="square" draw:decorative="true" style:protect="position siz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parent-style-name="Graphics">
      <style:graphic-properties draw:fill="none" draw:stroke="non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parent-style-name="Graphics">
      <style:graphic-properties draw:fill="none" fo:clip="rect(2.97313in, 0.66537in, 2.98202in, 0.97194in)"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parent-style-name="Graphics">
      <style:graphic-properties draw:fill="none" draw:stroke="non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Univers" style:font-family-asian="Univers" style:font-family-complex="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370" draw:master-page-name="Master1-Layout1-title-Title-Slide" presentation:presentation-page-layout-name="Master1-PPL1" draw:id="Slide-256">
        <draw:custom-shape svg:x="0in" svg:y="0in" svg:width="13.33333in" svg:height="7.5in" draw:id="id74" draw:style-name="a374" draw:name="Rectangle 8">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75" presentation:style-name="a382" draw:name="Subtitle 2" svg:x="1.42369in" svg:y="5.40236in" svg:width="4.94089in" svg:height="1.31028in" presentation:class="subtitle" presentation:placeholder="false">
          <draw:text-box>
            <text:p text:style-name="a376" text:class-names="" text:cond-style-name=""><text:span text:style-name="a375" text:class-names="">André Custódio, 20220112</text:span></text:p>
            <text:p text:style-name="a379" text:class-names="" text:cond-style-name=""><text:span text:style-name="a377" text:class-names="">André Mendes, 20220355</text:span><text:span text:style-name="a378" text:class-names=""/></text:p>
            <text:p text:style-name="a381" text:class-names="" text:cond-style-name=""><text:span text:style-name="a380" text:class-names="">Steve Vilas, 20200856</text:span></text:p>
          </draw:text-box>
          <svg:title/>
          <svg:desc/>
        </draw:frame>
        <draw:connector draw:type="line" svg:x1="1.42308in" svg:y1="3.82362in" svg:x2="1.42308in" svg:y2="7.49029in" draw:id="id76" draw:style-name="a383" draw:name="Straight Connector 10">
          <svg:title/>
          <svg:desc/>
        </draw:connector>
        <draw:frame draw:id="id77" draw:style-name="a384" draw:name="Picture 3" svg:x="6.77722in" svg:y="4.86374in" svg:width="4.41669in" svg:height="1.32501in" style:rel-width="scale" style:rel-height="scale">
          <draw:image xlink:href="media/image1.png" xlink:type="simple" xlink:show="embed" xlink:actuate="onLoad"/>
          <svg:title/>
          <svg:desc>A black background with letters

AI-generated content may be incorrect.</svg:desc>
        </draw:frame>
        <draw:custom-shape svg:x="12.27118in" svg:y="2.51086in" svg:width="0.16572in" svg:height="0.16572in" draw:id="id78" draw:style-name="a387" draw:name="Graphic 22">
          <svg:title/>
          <svg:desc/>
          <text:p text:style-name="a386" text:class-names="" text:cond-style-name=""><text:span text:style-name="a385"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7182in" svg:y="3.01401in" svg:width="0.11879in" svg:height="0.11879in" draw:id="id79" draw:style-name="a390" draw:name="Graphic 23">
          <svg:title/>
          <svg:desc/>
          <text:p text:style-name="a389" text:class-names="" text:cond-style-name=""><text:span text:style-name="a388"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8.15617in" svg:y="6.9388in" svg:width="0.10472in" svg:height="0.10472in" draw:id="id80" draw:style-name="a393" draw:name="Graphic 21">
          <svg:title/>
          <svg:desc/>
          <text:p text:style-name="a392" text:class-names="" text:cond-style-name=""><text:span text:style-name="a391"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81" draw:style-name="a394" draw:name="Picture 4"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frame draw:id="id82" draw:style-name="a395" draw:name="Picture 7" svg:x="5.53646in" svg:y="1.86979in" svg:width="6.90625in" svg:height="2.98958in" style:rel-width="scale" style:rel-height="scale">
          <draw:image xlink:href="media/image3.png" xlink:type="simple" xlink:show="embed" xlink:actuate="onLoad"/>
          <svg:title/>
          <svg:desc>A close up of a piece of wood

AI-generated content may be incorrect.</svg:desc>
        </draw:frame>
      </draw:page>
      <draw:page draw:name="Slide2" draw:style-name="a396" draw:master-page-name="Master1-Layout1-title-Title-Slide" presentation:presentation-page-layout-name="Master1-PPL1" draw:id="Slide-257">
        <draw:custom-shape svg:x="0in" svg:y="0in" svg:width="13.33333in" svg:height="7.5in" draw:id="id83" draw:style-name="a400" draw:name="Rectangle 7">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84" presentation:style-name="a403" draw:name="Title 1" svg:x="4.24369in" svg:y="0.63795in" svg:width="7.83066in" svg:height="4.5547in" presentation:class="title" presentation:placeholder="false">
          <draw:text-box>
            <text:p text:style-name="a402" text:class-names="" text:cond-style-name=""><text:span text:style-name="a401" text:class-names="">S.T.A.R</text:span></text:p>
          </draw:text-box>
          <svg:title/>
          <svg:desc/>
        </draw:frame>
        <draw:frame draw:id="id85" presentation:style-name="a502" draw:name="Subtitle 2" svg:x="1.09217in" svg:y="2.36458in" svg:width="9.61095in" svg:height="4.71875in" presentation:class="subtitle" presentation:placeholder="false">
          <draw:text-box>
            <text:p text:style-name="a405" text:class-names="" text:cond-style-name=""><text:span text:style-name="a404" text:class-names=""/></text:p>
            <text:p text:style-name="a501" text:class-names="" text:cond-style-name=""><text:span text:style-name="a406" text:class-names="">Descrição</text:span><text:span text:style-name="a407" text:class-names=""><text:s text:c="1"/>do<text:s text:c="1"/></text:span><text:span text:style-name="a408" text:class-names="">Projeto</text:span><text:span text:style-name="a409" text:class-names="">: Surveillance &amp; Tactical Autonomous Rover (Sistema Terrestre de<text:s text:c="1"/></text:span><text:span text:style-name="a410" text:class-names="">Análise</text:span><text:span text:style-name="a411" text:class-names=""><text:s text:c="1"/>e<text:s text:c="1"/></text:span><text:span text:style-name="a412" text:class-names="">Reconhecimento</text:span><text:span text:style-name="a413" text:class-names="">)<text:s text:c="1"/></text:span><text:span text:style-name="a414" text:class-names="">ou</text:span><text:span text:style-name="a415" text:class-names=""><text:s text:c="1"/>o<text:s text:c="1"/></text:span><text:span text:style-name="a416" text:class-names="">seu</text:span><text:span text:style-name="a417" text:class-names=""><text:s text:c="1"/></text:span><text:span text:style-name="a418" text:class-names="">acrónimo</text:span><text:span text:style-name="a419" text:class-names=""><text:s text:c="1"/>S.T.A.R é um<text:s text:c="1"/></text:span><text:span text:style-name="a420" text:class-names="">veículo</text:span><text:span text:style-name="a421" text:class-names=""><text:s text:c="1"/>com a<text:s text:c="1"/></text:span><text:span text:style-name="a422" text:class-names="">capacidade</text:span><text:span text:style-name="a423" text:class-names=""><text:s text:c="1"/>de<text:s text:c="1"/></text:span><text:span text:style-name="a424" text:class-names="">ajudar</text:span><text:span text:style-name="a425" text:class-names=""><text:s text:c="1"/>o<text:s text:c="1"/></text:span><text:span text:style-name="a426" text:class-names="">homem</text:span><text:span text:style-name="a427" text:class-names=""><text:s text:c="1"/></text:span><text:span text:style-name="a428" text:class-names="">em</text:span><text:span text:style-name="a429" text:class-names=""><text:s text:c="1"/></text:span><text:span text:style-name="a430" text:class-names="">algumas</text:span><text:span text:style-name="a431" text:class-names=""><text:s text:c="1"/></text:span><text:span text:style-name="a432" text:class-names="">tarefas</text:span><text:span text:style-name="a433" text:class-names=""><text:s text:c="1"/></text:span><text:span text:style-name="a434" text:class-names="">difíceis</text:span><text:span text:style-name="a435" text:class-names=""><text:s text:c="1"/></text:span><text:span text:style-name="a436" text:class-names="">ou</text:span><text:span text:style-name="a437" text:class-names=""><text:s text:c="1"/></text:span><text:span text:style-name="a438" text:class-names="">impossíveis</text:span><text:span text:style-name="a439" text:class-names="">. Este<text:s text:c="1"/></text:span><text:span text:style-name="a440" text:class-names="">veículo</text:span><text:span text:style-name="a441" text:class-names=""><text:s text:c="1"/></text:span><text:span text:style-name="a442" text:class-names="">irá</text:span><text:span text:style-name="a443" text:class-names=""><text:s text:c="1"/></text:span><text:span text:style-name="a444" text:class-names="">possibilitar</text:span><text:span text:style-name="a445" text:class-names=""><text:s text:c="1"/></text:span><text:span text:style-name="a446" text:class-names="">ajudar</text:span><text:span text:style-name="a447" text:class-names=""><text:s text:c="1"/></text:span><text:span text:style-name="a448" text:class-names="">meteorologistas</text:span><text:span text:style-name="a449" text:class-names=""><text:s text:c="1"/></text:span><text:span text:style-name="a450" text:class-names="">em</text:span><text:span text:style-name="a451" text:class-names=""><text:s text:c="1"/></text:span><text:span text:style-name="a452" text:class-names="">algumas</text:span><text:span text:style-name="a453" text:class-names=""><text:s text:c="1"/></text:span><text:span text:style-name="a454" text:class-names="">atividades</text:span><text:span text:style-name="a455" text:class-names=""><text:s text:c="1"/></text:span><text:span text:style-name="a456" text:class-names="">como</text:span><text:span text:style-name="a457" text:class-names="">,<text:s text:c="1"/></text:span><text:span text:style-name="a458" text:class-names="">transporte</text:span><text:span text:style-name="a459" text:class-names=""><text:s text:c="1"/>de material de<text:s text:c="1"/></text:span><text:span text:style-name="a460" text:class-names="">locais</text:span><text:span text:style-name="a461" text:class-names=""><text:s text:c="1"/></text:span><text:span text:style-name="a462" text:class-names="">perigosos</text:span><text:span text:style-name="a463" text:class-names="">,<text:s text:c="1"/></text:span><text:span text:style-name="a464" text:class-names="">medir</text:span><text:span text:style-name="a465" text:class-names=""><text:s text:c="1"/></text:span><text:span text:style-name="a466" text:class-names="">temperatura</text:span><text:span text:style-name="a467" text:class-names=""><text:s text:c="1"/>do<text:s text:c="1"/></text:span><text:span text:style-name="a468" text:class-names="">espaço</text:span><text:span text:style-name="a469" text:class-names="">,<text:s text:c="1"/></text:span><text:span text:style-name="a470" text:class-names="">gravar</text:span><text:span text:style-name="a471" text:class-names=""><text:s text:c="1"/>o<text:s text:c="1"/></text:span><text:span text:style-name="a472" text:class-names="">som</text:span><text:span text:style-name="a473" text:class-names=""><text:s text:c="1"/>do<text:s text:c="1"/></text:span><text:span text:style-name="a474" text:class-names="">espaço</text:span><text:span text:style-name="a475" text:class-names="">, entre<text:s text:c="1"/></text:span><text:span text:style-name="a476" text:class-names="">outras</text:span><text:span text:style-name="a477" text:class-names=""><text:s text:c="1"/></text:span><text:span text:style-name="a478" text:class-names="">tarefas</text:span><text:span text:style-name="a479" text:class-names=""><text:s text:c="1"/></text:span><text:span text:style-name="a480" text:class-names="">mais</text:span><text:span text:style-name="a481" text:class-names=""><text:s text:c="1"/></text:span><text:span text:style-name="a482" text:class-names="">pequenas</text:span><text:span text:style-name="a483" text:class-names="">. Estes<text:s text:c="1"/></text:span><text:span text:style-name="a484" text:class-names="">valores</text:span><text:span text:style-name="a485" text:class-names=""><text:s text:c="1"/></text:span><text:span text:style-name="a486" text:class-names="">irão</text:span><text:span text:style-name="a487" text:class-names=""><text:s text:c="1"/></text:span><text:span text:style-name="a488" text:class-names="">estar</text:span><text:span text:style-name="a489" text:class-names=""><text:s text:c="1"/></text:span><text:span text:style-name="a490" text:class-names="">todos</text:span><text:span text:style-name="a491" text:class-names=""><text:s text:c="1"/></text:span><text:span text:style-name="a492" text:class-names="">recebidos</text:span><text:span text:style-name="a493" text:class-names=""><text:s text:c="1"/></text:span><text:span text:style-name="a494" text:class-names="">pelo</text:span><text:span text:style-name="a495" text:class-names=""><text:s text:c="1"/>ESP32 e<text:s text:c="1"/></text:span><text:span text:style-name="a496" text:class-names="">visualizados</text:span><text:span text:style-name="a497" text:class-names=""><text:s text:c="1"/></text:span><text:span text:style-name="a498" text:class-names="">numa</text:span><text:span text:style-name="a499" text:class-names=""><text:s text:c="1"/>dashboard.</text:span><text:span text:style-name="a500" text:class-names=""/></text:p>
          </draw:text-box>
          <svg:title/>
          <svg:desc/>
        </draw:frame>
        <draw:custom-shape svg:x="3.79961in" svg:y="0.63795in" svg:width="0.15205in" svg:height="0.15205in" draw:id="id86" draw:style-name="a505" draw:name="Graphic 13">
          <svg:title/>
          <svg:desc/>
          <text:p text:style-name="a504" text:class-names="" text:cond-style-name=""><text:span text:style-name="a503"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4.19197in" svg:y="0.88871in" svg:width="0.09967in" svg:height="0.09967in" draw:id="id87" draw:style-name="a508" draw:name="Graphic 12">
          <svg:title/>
          <svg:desc/>
          <text:p text:style-name="a507" text:class-names="" text:cond-style-name=""><text:span text:style-name="a506"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78261in" svg:y="1.13415in" svg:width="0.13967in" svg:height="0.13967in" draw:id="id88" draw:style-name="a511" draw:name="Graphic 15">
          <svg:title/>
          <svg:desc/>
          <text:p text:style-name="a510" text:class-names="" text:cond-style-name=""><text:span text:style-name="a509"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onnector draw:type="line" svg:x1="0.93626in" svg:y1="3.83096in" svg:x2="0.93626in" svg:y2="7.49029in" draw:id="id89" draw:style-name="a512" draw:name="Straight Connector 15">
          <svg:title/>
          <svg:desc/>
        </draw:connector>
        <draw:custom-shape svg:x="11.85086in" svg:y="6.16435in" svg:width="0.16572in" svg:height="0.16572in" draw:id="id90" draw:style-name="a515" draw:name="Graphic 22">
          <svg:title/>
          <svg:desc/>
          <text:p text:style-name="a514" text:class-names="" text:cond-style-name=""><text:span text:style-name="a513"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29787in" svg:y="6.6675in" svg:width="0.11879in" svg:height="0.11879in" draw:id="id91" draw:style-name="a518" draw:name="Graphic 23">
          <svg:title/>
          <svg:desc/>
          <text:p text:style-name="a517" text:class-names="" text:cond-style-name=""><text:span text:style-name="a516"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1.54231in" svg:y="6.82199in" svg:width="0.10472in" svg:height="0.10472in" draw:id="id92" draw:style-name="a521" draw:name="Graphic 21">
          <svg:title/>
          <svg:desc/>
          <text:p text:style-name="a520" text:class-names="" text:cond-style-name=""><text:span text:style-name="a519"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93" draw:style-name="a522" draw:name="Picture 4"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frame draw:id="id94" draw:style-name="a523" draw:name="Picture 5" svg:x="10.09375in" svg:y="3.56771in" svg:width="3.23958in" svg:height="0.91667in" style:rel-width="scale" style:rel-height="scale">
          <draw:image xlink:href="media/image1.png" xlink:type="simple" xlink:show="embed" xlink:actuate="onLoad"/>
          <svg:title/>
          <svg:desc>A black background with letters

AI-generated content may be incorrect.</svg:desc>
        </draw:frame>
      </draw:page>
      <draw:page draw:name="Slide3" draw:style-name="a524" draw:master-page-name="Master1-Layout2-obj-Title-and-Content" presentation:presentation-page-layout-name="Master1-PPL2" draw:id="Slide-258">
        <draw:connector draw:type="line" svg:x1="0.78291in" svg:y1="1.21834in" svg:x2="0.78291in" svg:y2="7.49091in" draw:id="id95" draw:style-name="a525" draw:name="Straight Connector 8">
          <svg:title/>
          <svg:desc/>
        </draw:connector>
        <draw:custom-shape svg:x="0in" svg:y="0in" svg:width="13.33333in" svg:height="7.5in" draw:id="id96" draw:style-name="a529" draw:name="Rectangle 10">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frame draw:id="id97" presentation:style-name="a532" draw:name="Title 1" svg:x="3.85714in" svg:y="0.12882in" svg:width="4.82548in" svg:height="3.96568in" presentation:class="title" presentation:placeholder="false">
          <draw:text-box>
            <text:p text:style-name="a531" text:class-names="" text:cond-style-name=""><text:span text:style-name="a530" text:class-names="">Demonstração</text:span></text:p>
          </draw:text-box>
          <svg:title/>
          <svg:desc/>
        </draw:frame>
        <draw:custom-shape svg:x="12.58971in" svg:y="1.38568in" svg:width="0.15205in" svg:height="0.15205in" draw:id="id98" draw:style-name="a535" draw:name="Graphic 17">
          <svg:title/>
          <svg:desc/>
          <text:p text:style-name="a534" text:class-names="" text:cond-style-name=""><text:span text:style-name="a533" text:class-names=""/></text:p>
          <draw:enhanced-geometry xmlns:dr3d="urn:oasis:names:tc:opendocument:xmlns:dr3d:1.0" draw:type="non-primitive" svg:viewBox="0 0 139037 139039" draw:enhanced-path="M 129600 60082 L 78955 60082 78955 9437 C 78955 4225 74730 0 69519 0 64307 0 60082 4225 60082 9437 L 60082 60082 9437 60082 C 4225 60082 0 64308 0 69520 0 74731 4225 78957 9437 78957 L 60082 78957 60082 129602 C 60082 134814 64307 139039 69519 139039 74730 139039 78955 134814 78955 129602 L 78955 78957 129600 78957 C 134812 78957 139037 74731 139037 69520 139037 64308 134812 60082 129600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7"/>
            <draw:equation draw:name="f7" draw:formula="?f4 / 139039"/>
            <draw:equation draw:name="f8" draw:formula="129600 * ?f5 / 139037"/>
            <draw:equation draw:name="f9" draw:formula="60082 * ?f4 / 139039"/>
            <draw:equation draw:name="f10" draw:formula="78955 * ?f5 / 139037"/>
            <draw:equation draw:name="f11" draw:formula="9437 * ?f4 / 139039"/>
            <draw:equation draw:name="f12" draw:formula="69519 * ?f5 / 139037"/>
            <draw:equation draw:name="f13" draw:formula="0 * ?f4 / 139039"/>
            <draw:equation draw:name="f14" draw:formula="60082 * ?f5 / 139037"/>
            <draw:equation draw:name="f15" draw:formula="9437 * ?f5 / 139037"/>
            <draw:equation draw:name="f16" draw:formula="0 * ?f5 / 139037"/>
            <draw:equation draw:name="f17" draw:formula="69520 * ?f4 / 139039"/>
            <draw:equation draw:name="f18" draw:formula="78957 * ?f4 / 139039"/>
            <draw:equation draw:name="f19" draw:formula="129602 * ?f4 / 139039"/>
            <draw:equation draw:name="f20" draw:formula="139039 * ?f4 / 139039"/>
            <draw:equation draw:name="f21" draw:formula="139037 * ?f5 / 13903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onnector draw:type="line" svg:x1="5.95726in" svg:y1="1.73815in" svg:x2="5.95726in" svg:y2="7.49029in" draw:id="id99" draw:style-name="a536" draw:name="Straight Connector 14">
          <svg:title/>
          <svg:desc/>
        </draw:connector>
        <draw:frame draw:id="id100" presentation:style-name="a537" draw:name="Content Placeholder 3" svg:x="1.78548in" svg:y="1.21664in" svg:width="9.32937in" svg:height="5.71042in" style:rel-width="scale" style:rel-height="scale" presentation:class="graphic" presentation:placeholder="false">
          <draw:image xlink:href="media/image4.png" xlink:type="simple" xlink:show="embed" xlink:actuate="onLoad"/>
          <svg:title/>
          <svg:desc>A screenshot of a computer

AI-generated content may be incorrect.</svg:desc>
        </draw:frame>
        <draw:custom-shape svg:x="12.85302in" svg:y="1.81465in" svg:width="0.13967in" svg:height="0.13967in" draw:id="id101" draw:style-name="a540" draw:name="Graphic 21">
          <svg:title/>
          <svg:desc/>
          <text:p text:style-name="a539" text:class-names="" text:cond-style-name=""><text:span text:style-name="a538" text:class-names=""/></text:p>
          <draw:enhanced-geometry xmlns:dr3d="urn:oasis:names:tc:opendocument:xmlns:dr3d:1.0" draw:type="non-primitive" svg:viewBox="0 0 127713 127714" draw:enhanced-path="M 63857 18874 C 88700 18874 108839 39014 108839 63857 108839 88700 88700 108840 63857 108840 39013 108840 18874 88700 18874 63857 18898 39024 39023 18898 63857 18874 M 63857 0 C 28590 0 0 28590 0 63857 0 99124 28590 127714 63857 127714 99124 127714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4"/>
            <draw:equation draw:name="f8" draw:formula="63857 * ?f5 / 127713"/>
            <draw:equation draw:name="f9" draw:formula="18874 * ?f4 / 127714"/>
            <draw:equation draw:name="f10" draw:formula="108839 * ?f5 / 127713"/>
            <draw:equation draw:name="f11" draw:formula="63857 * ?f4 / 127714"/>
            <draw:equation draw:name="f12" draw:formula="108840 * ?f4 / 127714"/>
            <draw:equation draw:name="f13" draw:formula="18874 * ?f5 / 127713"/>
            <draw:equation draw:name="f14" draw:formula="0 * ?f4 / 127714"/>
            <draw:equation draw:name="f15" draw:formula="0 * ?f5 / 127713"/>
            <draw:equation draw:name="f16" draw:formula="127714 * ?f4 / 127714"/>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102" draw:style-name="a541" draw:name="Picture 5"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page>
      <draw:page draw:name="Slide4" draw:style-name="a542" draw:master-page-name="Master1-Layout2-obj-Title-and-Content" presentation:presentation-page-layout-name="Master1-PPL2" draw:id="Slide-259">
        <draw:connector draw:type="line" svg:x1="0.78291in" svg:y1="1.21834in" svg:x2="0.78291in" svg:y2="7.49091in" draw:id="id103" draw:style-name="a543" draw:name="Straight Connector 8">
          <svg:title/>
          <svg:desc/>
        </draw:connector>
        <draw:custom-shape svg:x="0in" svg:y="0in" svg:width="13.33333in" svg:height="7.5in" draw:id="id104" draw:style-name="a547" draw:name="Rectangle 10">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frame draw:id="id105" presentation:style-name="a550" draw:name="Title 1" svg:x="2.11741in" svg:y="0.02987in" svg:width="9.11283in" svg:height="1.20378in" presentation:class="title" presentation:placeholder="false">
          <draw:text-box>
            <text:p text:style-name="a549" text:class-names="" text:cond-style-name=""><text:span text:style-name="a548" text:class-names="">Arquitetura do Projeto</text:span></text:p>
          </draw:text-box>
          <svg:title/>
          <svg:desc/>
        </draw:frame>
        <draw:frame draw:id="id106" presentation:style-name="a551" draw:name="Content Placeholder 3" svg:x="1.64645in" svg:y="1.69154in" svg:width="10.04403in" svg:height="5.32036in" style:rel-width="scale" style:rel-height="scale" presentation:class="graphic" presentation:placeholder="false">
          <draw:image xlink:href="media/image5.png" xlink:type="simple" xlink:show="embed" xlink:actuate="onLoad"/>
          <svg:title/>
          <svg:desc>A diagram of a container

AI-generated content may be incorrect.</svg:desc>
        </draw:frame>
        <draw:custom-shape svg:x="11.98353in" svg:y="0.89129in" svg:width="0.15205in" svg:height="0.15205in" draw:id="id107" draw:style-name="a554" draw:name="Graphic 17">
          <svg:title/>
          <svg:desc/>
          <text:p text:style-name="a553" text:class-names="" text:cond-style-name=""><text:span text:style-name="a552"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37589in" svg:y="1.14205in" svg:width="0.09967in" svg:height="0.09967in" draw:id="id108" draw:style-name="a557" draw:name="Graphic 15">
          <svg:title/>
          <svg:desc/>
          <text:p text:style-name="a556" text:class-names="" text:cond-style-name=""><text:span text:style-name="a555"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96653in" svg:y="1.38749in" svg:width="0.13967in" svg:height="0.13967in" draw:id="id109" draw:style-name="a560" draw:name="Graphic 21">
          <svg:title/>
          <svg:desc/>
          <text:p text:style-name="a559" text:class-names="" text:cond-style-name=""><text:span text:style-name="a558"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onnector draw:type="line" svg:x1="13.32362in" svg:y1="6.8617in" svg:x2="0.90696in" svg:y2="6.8617in" draw:id="id110" draw:style-name="a561" draw:name="Straight Connector 18">
          <svg:title/>
          <svg:desc/>
        </draw:connector>
        <draw:frame draw:id="id111" draw:style-name="a562" draw:name="Picture 5"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page>
      <draw:page draw:name="Slide5" draw:style-name="a563" draw:master-page-name="Master1-Layout2-obj-Title-and-Content" presentation:presentation-page-layout-name="Master1-PPL2" draw:id="Slide-260">
        <draw:connector draw:type="line" svg:x1="0.78291in" svg:y1="1.21834in" svg:x2="0.78291in" svg:y2="7.49091in" draw:id="id112" draw:style-name="a564" draw:name="Straight Connector 25">
          <svg:title/>
          <svg:desc/>
        </draw:connector>
        <draw:custom-shape svg:x="0in" svg:y="0in" svg:width="13.33333in" svg:height="7.5in" draw:id="id113" draw:style-name="a568" draw:name="Rectangle 26">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frame draw:id="id114" presentation:style-name="a571" draw:name="Title 1" svg:x="0.47838in" svg:y="-0.19632in" svg:width="8.90662in" svg:height="1.89425in" presentation:class="title" presentation:placeholder="false">
          <draw:text-box>
            <text:p text:style-name="a570" text:class-names="" text:cond-style-name=""><text:span text:style-name="a569" text:class-names="">Estado Atual</text:span></text:p>
          </draw:text-box>
          <svg:title/>
          <svg:desc/>
        </draw:frame>
        <draw:frame draw:id="id115" draw:style-name="a572" draw:name="Picture 7" svg:x="8.29174in" svg:y="2.09524in" svg:width="3.43665in" svg:height="3.73549in" style:rel-width="scale" style:rel-height="scale">
          <draw:image xlink:href="media/image6.png" xlink:type="simple" xlink:show="embed" xlink:actuate="onLoad"/>
          <svg:title/>
          <svg:desc>A wood piece of wood on a desk

AI-generated content may be incorrect.</svg:desc>
        </draw:frame>
        <draw:frame draw:id="id116" presentation:style-name="a573" draw:name="Content Placeholder 6" svg:x="1.44597in" svg:y="3.73784in" svg:width="5.39927in" svg:height="2.32168in" style:rel-width="scale" style:rel-height="scale" presentation:class="graphic" presentation:placeholder="false">
          <draw:image xlink:href="media/image3.png" xlink:type="simple" xlink:show="embed" xlink:actuate="onLoad"/>
          <svg:title/>
          <svg:desc>A close up of a piece of wood

AI-generated content may be incorrect.</svg:desc>
        </draw:frame>
        <draw:connector draw:type="line" svg:x1="13.32362in" svg:y1="6.8617in" svg:x2="0.90696in" svg:y2="6.8617in" draw:id="id117" draw:style-name="a574" draw:name="Straight Connector 27">
          <svg:title/>
          <svg:desc/>
        </draw:connector>
        <draw:frame draw:id="id118" draw:style-name="a575" draw:name="Picture 9"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cade4" draw:opacity="100%" draw:stroke="solid" svg:stroke-width="0.01389in" svg:stroke-color="#064760" svg:stroke-opacity="100%" draw:stroke-linejoin="miter" svg:stroke-linecap="butt"/>
    </style:default-style>
    <draw:gradient draw:name="a399" draw:style="linear" draw:angle="3150" draw:start-color="#2683c6" draw:end-color="#42ba97" draw:start-intensity="100%" draw:end-intensity="100%"/>
    <draw:gradient draw:name="a528" draw:style="linear" draw:angle="450" draw:start-color="#2683c6" draw:end-color="#42ba97" draw:start-intensity="100%" draw:end-intensity="100%"/>
    <draw:gradient draw:name="a546" draw:style="linear" draw:angle="450" draw:start-color="#2683c6" draw:end-color="#42ba97" draw:start-intensity="100%" draw:end-intensity="100%"/>
    <draw:gradient draw:name="a373" draw:style="linear" draw:angle="450" draw:start-color="#2683c6" draw:end-color="#42ba97" draw:start-intensity="100%" draw:end-intensity="100%"/>
    <draw:gradient draw:name="a567" draw:style="linear" draw:angle="450" draw:start-color="#2683c6" draw:end-color="#42ba9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11">
      <style:graphic-properties draw:fill="none" draw:stroke="solid" svg:stroke-width="0.02778in" svg:stroke-color="#2683c6" svg:stroke-opacity="100%" draw:stroke-linejoin="bevel" svg:stroke-linecap="square"/>
    </style:style>
    <style:style style:family="text" style:name="a35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69">
      <style:graphic-properties draw:fill="none" draw:stroke="solid" svg:stroke-width="0.02778in" svg:stroke-color="#2683c6" svg:stroke-opacity="100%" draw:stroke-linejoin="bevel" svg:stroke-linecap="square"/>
    </style:style>
    <style:style style:family="text" style:name="a22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8">
      <style:graphic-properties draw:fill="none" draw:stroke="solid" svg:stroke-width="0.02778in" svg:stroke-color="#2683c6" svg:stroke-opacity="100%" draw:stroke-linejoin="bevel" svg:stroke-linecap="square"/>
    </style:style>
    <style:style style:family="drawing-page" style:name="a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2">
      <style:graphic-properties draw:fill="none" draw:stroke="solid" svg:stroke-width="0.02778in" svg:stroke-color="#2683c6" svg:stroke-opacity="100%" draw:stroke-linejoin="bevel" svg:stroke-linecap="square"/>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
      <style:graphic-properties draw:fill="none" draw:stroke="solid" svg:stroke-width="0.02778in" svg:stroke-color="#2683c6" svg:stroke-opacity="100%" draw:stroke-linejoin="bevel" svg:stroke-linecap="square"/>
    </style:style>
    <style:style style:family="text" style:name="a2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none" draw:stroke="solid" svg:stroke-width="0.02778in" svg:stroke-color="#2683c6" svg:stroke-opacity="100%" draw:stroke-linejoin="bevel" svg:stroke-linecap="squar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draw:fill="none" draw:stroke="solid" svg:stroke-width="0.02778in" svg:stroke-color="#2683c6" svg:stroke-opacity="100%" draw:stroke-linejoin="bevel" svg:stroke-linecap="squar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none" draw:stroke="solid" svg:stroke-width="0.02778in" svg:stroke-color="#2683c6" svg:stroke-opacity="100%" draw:stroke-linejoin="bevel" svg:stroke-linecap="square"/>
    </style:style>
    <style:style style:family="text" style:name="a14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
      <style:graphic-properties draw:fill="none" draw:stroke="solid" svg:stroke-width="0.02778in" svg:stroke-color="#2683c6" svg:stroke-opacity="100%" draw:stroke-linejoin="bevel" svg:stroke-linecap="squar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draw:fill="none" draw:stroke="solid" svg:stroke-width="0.02778in" svg:stroke-color="#2683c6" svg:stroke-opacity="100%" draw:stroke-linejoin="bevel" svg:stroke-linecap="squar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6">
      <style:graphic-properties draw:fill="none" draw:stroke="solid" svg:stroke-width="0.02778in" svg:stroke-color="#2683c6" svg:stroke-opacity="100%" draw:stroke-linejoin="bevel" svg:stroke-linecap="squar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radient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5/5/2025</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5/5/2025</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draw:connector draw:type="line" svg:x1="0.78291in" svg:y1="1.21834in" svg:x2="0.78291in" svg:y2="7.49091in" draw:id="id10" draw:style-name="a51" draw:name="Straight Connector 10">
        <svg:title/>
        <svg:desc/>
      </draw:connector>
    </style:master-page>
    <style:master-page style:name="Master1-Layout2-obj-Title-and-Content" style:page-layout-name="pageLayout1" draw:style-name="a52">
      <draw:frame draw:id="id11" presentation:style-name="a55" draw:name="Title 1" svg:x="0.91667in" svg:y="0.39931in" svg:width="11.5in" svg:height="1.44965in" presentation:class="title" presentation:placeholder="false">
        <draw:text-box>
          <text:p text:style-name="a54" text:class-names="" text:cond-style-name=""><text:span text:style-name="a53" text:class-names="">Click to edit Master title style</text:span></text:p>
        </draw:text-box>
        <svg:title/>
        <svg:desc/>
      </draw:frame>
      <draw:frame draw:id="id12" presentation:style-name="a71"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3" presentation:style-name="a76" draw:name="Date Placeholder 3" svg:x="0.91667in" svg:y="6.95139in" svg:width="3in" svg:height="0.39931in" presentation:class="date-time" presentation:placeholder="false">
        <draw:text-box>
          <text:p text:style-name="a75" text:class-names="" text:cond-style-name=""><text:span text:style-name="a72" text:class-names=""><text:date text:fixed="false" style:data-style-name="a73">5/5/2025</text:date></text:span><text:span text:style-name="a74" text:class-names=""/></text:p>
        </draw:text-box>
        <svg:title/>
        <svg:desc/>
      </draw:frame>
      <draw:frame draw:id="id14"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5" presentation:style-name="a83" draw:name="Slide Number Placeholder 5" svg:x="9.41667in" svg:y="6.95139in" svg:width="3in" svg:height="0.39931in" presentation:class="page-number" presentation:placeholder="false">
        <draw:text-box>
          <text:p text:style-name="a82" text:class-names="" text:cond-style-name=""><text:span text:style-name="a80" text:class-names=""><text:page-number style:num-format="1" text:fixed="false">‹#›</text:page-number></text:span><text:span text:style-name="a81" text:class-names=""/></text:p>
        </draw:text-box>
        <svg:title/>
        <svg:desc/>
      </draw:frame>
      <draw:connector draw:type="line" svg:x1="0.78291in" svg:y1="0.39021in" svg:x2="0.78291in" svg:y2="7.49091in" draw:id="id16" draw:style-name="a84" draw:name="Straight Connector 6">
        <svg:title/>
        <svg:desc/>
      </draw:connector>
    </style:master-page>
    <style:master-page style:name="Master1-Layout3-secHead-Section-Header" style:page-layout-name="pageLayout1" draw:style-name="a85">
      <draw:frame draw:id="id17" presentation:style-name="a88" draw:name="Title 1" svg:x="0.90972in" svg:y="1.86979in" svg:width="11.5in" svg:height="3.11979in" presentation:class="title" presentation:placeholder="false">
        <draw:text-box>
          <text:p text:style-name="a87" text:class-names="" text:cond-style-name=""><text:span text:style-name="a86" text:class-names="">Click to edit Master title style</text:span></text:p>
        </draw:text-box>
        <svg:title/>
        <svg:desc/>
      </draw:frame>
      <draw:frame draw:id="id18" presentation:style-name="a92" draw:name="Text Placeholder 2" svg:x="0.90972in" svg:y="5.0191in" svg:width="11.5in" svg:height="1.64062in" presentation:class="outline" presentation:placeholder="false">
        <draw:text-box>
          <text:list text:style-name="a91">
            <text:list-item>
              <text:p text:style-name="a90" text:class-names="" text:cond-style-name=""><text:span text:style-name="a89" text:class-names="">Click to edit Master text styles</text:span></text:p>
            </text:list-item>
          </text:list>
        </draw:text-box>
        <svg:title/>
        <svg:desc/>
      </draw:frame>
      <draw:frame draw:id="id19" presentation:style-name="a97" draw:name="Date Placeholder 3" svg:x="0.91667in" svg:y="6.95139in" svg:width="3in" svg:height="0.39931in" presentation:class="date-time" presentation:placeholder="false">
        <draw:text-box>
          <text:p text:style-name="a96" text:class-names="" text:cond-style-name=""><text:span text:style-name="a93" text:class-names=""><text:date text:fixed="false" style:data-style-name="a94">5/5/2025</text:date></text:span><text:span text:style-name="a95" text:class-names=""/></text:p>
        </draw:text-box>
        <svg:title/>
        <svg:desc/>
      </draw:frame>
      <draw:frame draw:id="id20" presentation:style-name="a100" draw:name="Footer Placeholder 4" svg:x="4.41667in" svg:y="6.95139in" svg:width="4.5in" svg:height="0.39931in" presentation:class="footer" presentation:placeholder="false">
        <draw:text-box>
          <text:p text:style-name="a99" text:class-names="" text:cond-style-name=""><text:span text:style-name="a98" text:class-names=""/></text:p>
        </draw:text-box>
        <svg:title/>
        <svg:desc/>
      </draw:frame>
      <draw:frame draw:id="id21" presentation:style-name="a104" draw:name="Slide Number Placeholder 5" svg:x="9.41667in" svg:y="6.95139in" svg:width="3in" svg:height="0.39931in" presentation:class="page-number" presentation:placeholder="false">
        <draw:text-box>
          <text:p text:style-name="a103" text:class-names="" text:cond-style-name=""><text:span text:style-name="a101" text:class-names=""><text:page-number style:num-format="1" text:fixed="false">‹#›</text:page-number></text:span><text:span text:style-name="a102" text:class-names=""/></text:p>
        </draw:text-box>
        <svg:title/>
        <svg:desc/>
      </draw:frame>
      <draw:connector draw:type="line" svg:x1="0.78291in" svg:y1="1.8607in" svg:x2="0.78291in" svg:y2="7.49091in" draw:id="id22" draw:style-name="a105" draw:name="Straight Connector 8">
        <svg:title/>
        <svg:desc/>
      </draw:connector>
    </style:master-page>
    <style:master-page style:name="Master1-Layout4-twoObj-Two-Content" style:page-layout-name="pageLayout1" draw:style-name="a106">
      <draw:frame draw:id="id23" presentation:style-name="a109" draw:name="Title 1" svg:x="0.91667in" svg:y="0.39931in" svg:width="11.5in" svg:height="1.44965in" presentation:class="title" presentation:placeholder="false">
        <draw:text-box>
          <text:p text:style-name="a108" text:class-names="" text:cond-style-name=""><text:span text:style-name="a107" text:class-names="">Click to edit Master title style</text:span></text:p>
        </draw:text-box>
        <svg:title/>
        <svg:desc/>
      </draw:frame>
      <draw:frame draw:id="id24" presentation:style-name="a125" draw:name="Content Placeholder 2" svg:x="0.91667in" svg:y="1.99653in" svg:width="5.66667in" svg:height="4.75868in" presentation:class="object" presentation:placeholder="false">
        <draw:text-box>
          <text:list text:style-name="a112">
            <text:list-item>
              <text:p text:style-name="a111" text:class-names="" text:cond-style-name=""><text:span text:style-name="a110" text:class-names="">Click to edit Master text styles</text:span></text:p>
            </text:list-item>
          </text:list>
          <text:list text:style-name="a115">
            <text:list-item>
              <text:list text:style-name="a115">
                <text:list-item>
                  <text:p text:style-name="a114" text:class-names="" text:cond-style-name=""><text:span text:style-name="a113" text:class-names="">Second level</text:span></text:p>
                </text:list-item>
              </text:list>
            </text:list-item>
          </text:list>
          <text:list text:style-name="a118">
            <text:list-item>
              <text:list text:style-name="a118">
                <text:list-item>
                  <text:list text:style-name="a118">
                    <text:list-item>
                      <text:p text:style-name="a117" text:class-names="" text:cond-style-name=""><text:span text:style-name="a116" text:class-names="">Third level</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Fifth level</text:span></text:p>
                            </text:list-item>
                          </text:list>
                        </text:list-item>
                      </text:list>
                    </text:list-item>
                  </text:list>
                </text:list-item>
              </text:list>
            </text:list-item>
          </text:list>
        </draw:text-box>
        <svg:title/>
        <svg:desc/>
      </draw:frame>
      <draw:frame draw:id="id25" presentation:style-name="a141" draw:name="Content Placeholder 3" svg:x="6.75in" svg:y="1.99653in" svg:width="5.66667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26" presentation:style-name="a146" draw:name="Date Placeholder 4" svg:x="0.91667in" svg:y="6.95139in" svg:width="3in" svg:height="0.39931in" presentation:class="date-time" presentation:placeholder="false">
        <draw:text-box>
          <text:p text:style-name="a145" text:class-names="" text:cond-style-name=""><text:span text:style-name="a142" text:class-names=""><text:date text:fixed="false" style:data-style-name="a143">5/5/2025</text:date></text:span><text:span text:style-name="a144" text:class-names=""/></text:p>
        </draw:text-box>
        <svg:title/>
        <svg:desc/>
      </draw:frame>
      <draw:frame draw:id="id27" presentation:style-name="a149" draw:name="Footer Placeholder 5" svg:x="4.41667in" svg:y="6.95139in" svg:width="4.5in" svg:height="0.39931in" presentation:class="footer" presentation:placeholder="false">
        <draw:text-box>
          <text:p text:style-name="a148" text:class-names="" text:cond-style-name=""><text:span text:style-name="a147" text:class-names=""/></text:p>
        </draw:text-box>
        <svg:title/>
        <svg:desc/>
      </draw:frame>
      <draw:frame draw:id="id28" presentation:style-name="a153" draw:name="Slide Number Placeholder 6" svg:x="9.41667in" svg:y="6.95139in" svg:width="3in" svg:height="0.39931in" presentation:class="page-number" presentation:placeholder="false">
        <draw:text-box>
          <text:p text:style-name="a152" text:class-names="" text:cond-style-name=""><text:span text:style-name="a150" text:class-names=""><text:page-number style:num-format="1" text:fixed="false">‹#›</text:page-number></text:span><text:span text:style-name="a151" text:class-names=""/></text:p>
        </draw:text-box>
        <svg:title/>
        <svg:desc/>
      </draw:frame>
      <draw:connector draw:type="line" svg:x1="0.78291in" svg:y1="0.39021in" svg:x2="0.78291in" svg:y2="7.49091in" draw:id="id29" draw:style-name="a154" draw:name="Straight Connector 7">
        <svg:title/>
        <svg:desc/>
      </draw:connector>
    </style:master-page>
    <style:master-page style:name="Master1-Layout5-twoTxTwoObj-Comparison" style:page-layout-name="pageLayout1" draw:style-name="a155">
      <draw:frame draw:id="id30" presentation:style-name="a158" draw:name="Title 1" svg:x="0.9184in" svg:y="0.39931in" svg:width="11.5in" svg:height="1.44965in" presentation:class="title" presentation:placeholder="false">
        <draw:text-box>
          <text:p text:style-name="a157" text:class-names="" text:cond-style-name=""><text:span text:style-name="a156" text:class-names="">Click to edit Master title style</text:span></text:p>
        </draw:text-box>
        <svg:title/>
        <svg:desc/>
      </draw:frame>
      <draw:frame draw:id="id31" presentation:style-name="a162" draw:name="Text Placeholder 2" svg:x="0.9184in" svg:y="1.83854in" svg:width="5.64062in" svg:height="0.90104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32" presentation:style-name="a178" draw:name="Content Placeholder 3" svg:x="0.9184in" svg:y="2.73958in" svg:width="5.64062in" svg:height="4.02951in" presentation:class="object" presentation:placeholder="false">
        <draw:text-box>
          <text:list text:style-name="a165">
            <text:list-item>
              <text:p text:style-name="a164" text:class-names="" text:cond-style-name=""><text:span text:style-name="a163" text:class-names="">Click to 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33" presentation:style-name="a182" draw:name="Text Placeholder 4" svg:x="6.75in" svg:y="1.83854in" svg:width="5.6684in" svg:height="0.90104in" presentation:class="outline" presentation:placeholder="false">
        <draw:text-box>
          <text:list text:style-name="a181">
            <text:list-item>
              <text:p text:style-name="a180" text:class-names="" text:cond-style-name=""><text:span text:style-name="a179" text:class-names="">Click to edit Master text styles</text:span></text:p>
            </text:list-item>
          </text:list>
        </draw:text-box>
        <svg:title/>
        <svg:desc/>
      </draw:frame>
      <draw:frame draw:id="id34" presentation:style-name="a198" draw:name="Content Placeholder 5" svg:x="6.75in" svg:y="2.73958in" svg:width="5.6684in" svg:height="4.02951in" presentation:class="object" presentation:placeholder="false">
        <draw:text-box>
          <text:list text:style-name="a185">
            <text:list-item>
              <text:p text:style-name="a184" text:class-names="" text:cond-style-name=""><text:span text:style-name="a183" text:class-names="">Click to edit Master text styles</text:span></text:p>
            </text:list-item>
          </text:list>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Fifth level</text:span></text:p>
                            </text:list-item>
                          </text:list>
                        </text:list-item>
                      </text:list>
                    </text:list-item>
                  </text:list>
                </text:list-item>
              </text:list>
            </text:list-item>
          </text:list>
        </draw:text-box>
        <svg:title/>
        <svg:desc/>
      </draw:frame>
      <draw:frame draw:id="id35" presentation:style-name="a203" draw:name="Date Placeholder 6" svg:x="0.91667in" svg:y="6.95139in" svg:width="3in" svg:height="0.39931in" presentation:class="date-time" presentation:placeholder="false">
        <draw:text-box>
          <text:p text:style-name="a202" text:class-names="" text:cond-style-name=""><text:span text:style-name="a199" text:class-names=""><text:date text:fixed="false" style:data-style-name="a200">5/5/2025</text:date></text:span><text:span text:style-name="a201" text:class-names=""/></text:p>
        </draw:text-box>
        <svg:title/>
        <svg:desc/>
      </draw:frame>
      <draw:frame draw:id="id36" presentation:style-name="a206" draw:name="Footer Placeholder 7" svg:x="4.41667in" svg:y="6.95139in" svg:width="4.5in" svg:height="0.39931in" presentation:class="footer" presentation:placeholder="false">
        <draw:text-box>
          <text:p text:style-name="a205" text:class-names="" text:cond-style-name=""><text:span text:style-name="a204" text:class-names=""/></text:p>
        </draw:text-box>
        <svg:title/>
        <svg:desc/>
      </draw:frame>
      <draw:frame draw:id="id37" presentation:style-name="a210" draw:name="Slide Number Placeholder 8" svg:x="9.41667in" svg:y="6.95139in" svg:width="3in" svg:height="0.39931in" presentation:class="page-number" presentation:placeholder="false">
        <draw:text-box>
          <text:p text:style-name="a209" text:class-names="" text:cond-style-name=""><text:span text:style-name="a207" text:class-names=""><text:page-number style:num-format="1" text:fixed="false">‹#›</text:page-number></text:span><text:span text:style-name="a208" text:class-names=""/></text:p>
        </draw:text-box>
        <svg:title/>
        <svg:desc/>
      </draw:frame>
      <draw:connector draw:type="line" svg:x1="0.78291in" svg:y1="0.39021in" svg:x2="0.78291in" svg:y2="7.49091in" draw:id="id38" draw:style-name="a211" draw:name="Straight Connector 9">
        <svg:title/>
        <svg:desc/>
      </draw:connector>
    </style:master-page>
    <style:master-page style:name="Master1-Layout6-titleOnly-Title-Only" style:page-layout-name="pageLayout1" draw:style-name="a212">
      <draw:frame draw:id="id39" presentation:style-name="a215" draw:name="Title 1" svg:x="0.91667in" svg:y="0.39931in" svg:width="11.5in" svg:height="1.44965in" presentation:class="title" presentation:placeholder="false">
        <draw:text-box>
          <text:p text:style-name="a214" text:class-names="" text:cond-style-name=""><text:span text:style-name="a213" text:class-names="">Click to edit Master title style</text:span></text:p>
        </draw:text-box>
        <svg:title/>
        <svg:desc/>
      </draw:frame>
      <draw:frame draw:id="id40" presentation:style-name="a220" draw:name="Date Placeholder 2" svg:x="0.91667in" svg:y="6.95139in" svg:width="3in" svg:height="0.39931in" presentation:class="date-time" presentation:placeholder="false">
        <draw:text-box>
          <text:p text:style-name="a219" text:class-names="" text:cond-style-name=""><text:span text:style-name="a216" text:class-names=""><text:date text:fixed="false" style:data-style-name="a217">5/5/2025</text:date></text:span><text:span text:style-name="a218" text:class-names=""/></text:p>
        </draw:text-box>
        <svg:title/>
        <svg:desc/>
      </draw:frame>
      <draw:frame draw:id="id41" presentation:style-name="a223" draw:name="Footer Placeholder 3" svg:x="4.41667in" svg:y="6.95139in" svg:width="4.5in" svg:height="0.39931in" presentation:class="footer" presentation:placeholder="false">
        <draw:text-box>
          <text:p text:style-name="a222" text:class-names="" text:cond-style-name=""><text:span text:style-name="a221" text:class-names=""/></text:p>
        </draw:text-box>
        <svg:title/>
        <svg:desc/>
      </draw:frame>
      <draw:frame draw:id="id42" presentation:style-name="a227" draw:name="Slide Number Placeholder 4" svg:x="9.41667in" svg:y="6.95139in" svg:width="3in" svg:height="0.39931in" presentation:class="page-number" presentation:placeholder="false">
        <draw:text-box>
          <text:p text:style-name="a226" text:class-names="" text:cond-style-name=""><text:span text:style-name="a224" text:class-names=""><text:page-number style:num-format="1" text:fixed="false">‹#›</text:page-number></text:span><text:span text:style-name="a225" text:class-names=""/></text:p>
        </draw:text-box>
        <svg:title/>
        <svg:desc/>
      </draw:frame>
      <draw:connector draw:type="line" svg:x1="0.78291in" svg:y1="0.39021in" svg:x2="0.78291in" svg:y2="7.49091in" draw:id="id43" draw:style-name="a228" draw:name="Straight Connector 5">
        <svg:title/>
        <svg:desc/>
      </draw:connector>
    </style:master-page>
    <style:master-page style:name="Master1-Layout7-blank-Blank" style:page-layout-name="pageLayout1" draw:style-name="a229">
      <draw:frame draw:id="id44" presentation:style-name="a234" draw:name="Date Placeholder 1" svg:x="0.91667in" svg:y="6.95139in" svg:width="3in" svg:height="0.39931in" presentation:class="date-time" presentation:placeholder="false">
        <draw:text-box>
          <text:p text:style-name="a233" text:class-names="" text:cond-style-name=""><text:span text:style-name="a230" text:class-names=""><text:date text:fixed="false" style:data-style-name="a231">5/5/2025</text:date></text:span><text:span text:style-name="a232" text:class-names=""/></text:p>
        </draw:text-box>
        <svg:title/>
        <svg:desc/>
      </draw:frame>
      <draw:frame draw:id="id45" presentation:style-name="a237" draw:name="Footer Placeholder 2" svg:x="4.41667in" svg:y="6.95139in" svg:width="4.5in" svg:height="0.39931in" presentation:class="footer" presentation:placeholder="false">
        <draw:text-box>
          <text:p text:style-name="a236" text:class-names="" text:cond-style-name=""><text:span text:style-name="a235" text:class-names=""/></text:p>
        </draw:text-box>
        <svg:title/>
        <svg:desc/>
      </draw:frame>
      <draw:frame draw:id="id46" presentation:style-name="a241" draw:name="Slide Number Placeholder 3" svg:x="9.41667in" svg:y="6.95139in" svg:width="3in" svg:height="0.39931in" presentation:class="page-number" presentation:placeholder="false">
        <draw:text-box>
          <text:p text:style-name="a240" text:class-names="" text:cond-style-name=""><text:span text:style-name="a238" text:class-names=""><text:page-number style:num-format="1" text:fixed="false">‹#›</text:page-number></text:span><text:span text:style-name="a239" text:class-names=""/></text:p>
        </draw:text-box>
        <svg:title/>
        <svg:desc/>
      </draw:frame>
      <draw:connector draw:type="line" svg:x1="0.78291in" svg:y1="0.39021in" svg:x2="0.78291in" svg:y2="7.49091in" draw:id="id47" draw:style-name="a242" draw:name="Straight Connector 4">
        <svg:title/>
        <svg:desc/>
      </draw:connector>
    </style:master-page>
    <style:master-page style:name="Master1-Layout8-objTx-Content-with-Caption" style:page-layout-name="pageLayout1" draw:style-name="a243">
      <draw:frame draw:id="id48" presentation:style-name="a246" draw:name="Title 1" svg:x="0.9184in" svg:y="0.5in" svg:width="4.30035in" svg:height="1.75in" presentation:class="title" presentation:placeholder="false">
        <draw:text-box>
          <text:p text:style-name="a245" text:class-names="" text:cond-style-name=""><text:span text:style-name="a244" text:class-names="">Click to edit Master title style</text:span></text:p>
        </draw:text-box>
        <svg:title/>
        <svg:desc/>
      </draw:frame>
      <draw:frame draw:id="id49" presentation:style-name="a262" draw:name="Content Placeholder 2" svg:x="5.6684in" svg:y="1.07986in" svg:width="6.75in" svg:height="5.32986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ifth level</text:span></text:p>
                            </text:list-item>
                          </text:list>
                        </text:list-item>
                      </text:list>
                    </text:list-item>
                  </text:list>
                </text:list-item>
              </text:list>
            </text:list-item>
          </text:list>
        </draw:text-box>
        <svg:title/>
        <svg:desc/>
      </draw:frame>
      <draw:frame draw:id="id50" presentation:style-name="a266" draw:name="Text Placeholder 3" svg:x="0.9184in" svg:y="2.25in" svg:width="4.30035in" svg:height="4.1684in" presentation:class="outline" presentation:placeholder="false">
        <draw:text-box>
          <text:list text:style-name="a265">
            <text:list-item>
              <text:p text:style-name="a264" text:class-names="" text:cond-style-name=""><text:span text:style-name="a263" text:class-names="">Click to edit Master text styles</text:span></text:p>
            </text:list-item>
          </text:list>
        </draw:text-box>
        <svg:title/>
        <svg:desc/>
      </draw:frame>
      <draw:frame draw:id="id51" presentation:style-name="a271" draw:name="Date Placeholder 4" svg:x="0.91667in" svg:y="6.95139in" svg:width="3in" svg:height="0.39931in" presentation:class="date-time" presentation:placeholder="false">
        <draw:text-box>
          <text:p text:style-name="a270" text:class-names="" text:cond-style-name=""><text:span text:style-name="a267" text:class-names=""><text:date text:fixed="false" style:data-style-name="a268">5/5/2025</text:date></text:span><text:span text:style-name="a269" text:class-names=""/></text:p>
        </draw:text-box>
        <svg:title/>
        <svg:desc/>
      </draw:frame>
      <draw:frame draw:id="id52" presentation:style-name="a274" draw:name="Footer Placeholder 5" svg:x="4.41667in" svg:y="6.95139in" svg:width="4.5in" svg:height="0.39931in" presentation:class="footer" presentation:placeholder="false">
        <draw:text-box>
          <text:p text:style-name="a273" text:class-names="" text:cond-style-name=""><text:span text:style-name="a272" text:class-names=""/></text:p>
        </draw:text-box>
        <svg:title/>
        <svg:desc/>
      </draw:frame>
      <draw:frame draw:id="id53" presentation:style-name="a278" draw:name="Slide Number Placeholder 6" svg:x="9.41667in" svg:y="6.95139in" svg:width="3in" svg:height="0.39931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draw:connector draw:type="line" svg:x1="0.78291in" svg:y1="0.39021in" svg:x2="0.78291in" svg:y2="7.49091in" draw:id="id54" draw:style-name="a279" draw:name="Straight Connector 7">
        <svg:title/>
        <svg:desc/>
      </draw:connector>
    </style:master-page>
    <style:master-page style:name="Master1-Layout9-picTx-Picture-with-Caption" style:page-layout-name="pageLayout1" draw:style-name="a280">
      <draw:frame draw:id="id55" presentation:style-name="a283" draw:name="Title 1" svg:x="0.9184in" svg:y="0.5in" svg:width="4.30035in" svg:height="1.75in" presentation:class="title" presentation:placeholder="false">
        <draw:text-box>
          <text:p text:style-name="a282" text:class-names="" text:cond-style-name=""><text:span text:style-name="a281" text:class-names="">Click to edit Master title style</text:span></text:p>
        </draw:text-box>
        <svg:title/>
        <svg:desc/>
      </draw:frame>
      <draw:frame draw:id="id56" presentation:style-name="a286" draw:name="Picture Placeholder 2" svg:x="5.6684in" svg:y="1.07986in" svg:width="6.75in" svg:height="5.32986in" presentation:class="graphic" presentation:placeholder="false">
        <draw:text-box>
          <text:p text:style-name="a285" text:class-names="" text:cond-style-name=""><text:span text:style-name="a284" text:class-names="">Click icon to add picture</text:span></text:p>
        </draw:text-box>
        <svg:title/>
        <svg:desc/>
      </draw:frame>
      <draw:frame draw:id="id57" presentation:style-name="a290" draw:name="Text Placeholder 3" svg:x="0.9184in" svg:y="2.25in" svg:width="4.30035in" svg:height="4.1684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58" presentation:style-name="a295" draw:name="Date Placeholder 4" svg:x="0.91667in" svg:y="6.95139in" svg:width="3in" svg:height="0.39931in" presentation:class="date-time" presentation:placeholder="false">
        <draw:text-box>
          <text:p text:style-name="a294" text:class-names="" text:cond-style-name=""><text:span text:style-name="a291" text:class-names=""><text:date text:fixed="false" style:data-style-name="a292">5/5/2025</text:date></text:span><text:span text:style-name="a293" text:class-names=""/></text:p>
        </draw:text-box>
        <svg:title/>
        <svg:desc/>
      </draw:frame>
      <draw:frame draw:id="id59" presentation:style-name="a298" draw:name="Footer Placeholder 5" svg:x="4.41667in" svg:y="6.95139in" svg:width="4.5in" svg:height="0.39931in" presentation:class="footer" presentation:placeholder="false">
        <draw:text-box>
          <text:p text:style-name="a297" text:class-names="" text:cond-style-name=""><text:span text:style-name="a296" text:class-names=""/></text:p>
        </draw:text-box>
        <svg:title/>
        <svg:desc/>
      </draw:frame>
      <draw:frame draw:id="id60" presentation:style-name="a302" draw:name="Slide Number Placeholder 6" svg:x="9.41667in" svg:y="6.95139in" svg:width="3in" svg:height="0.39931in" presentation:class="page-number" presentation:placeholder="false">
        <draw:text-box>
          <text:p text:style-name="a301" text:class-names="" text:cond-style-name=""><text:span text:style-name="a299" text:class-names=""><text:page-number style:num-format="1" text:fixed="false">‹#›</text:page-number></text:span><text:span text:style-name="a300" text:class-names=""/></text:p>
        </draw:text-box>
        <svg:title/>
        <svg:desc/>
      </draw:frame>
      <draw:connector draw:type="line" svg:x1="0.78291in" svg:y1="0.39021in" svg:x2="0.78291in" svg:y2="7.49091in" draw:id="id61" draw:style-name="a303" draw:name="Straight Connector 7">
        <svg:title/>
        <svg:desc/>
      </draw:connector>
    </style:master-page>
    <style:master-page style:name="Master1-Layout10-vertTx-Title-and-Vertical-Text" style:page-layout-name="pageLayout1" draw:style-name="a304">
      <draw:frame draw:id="id62" presentation:style-name="a307" draw:name="Title 1" svg:x="0.91667in" svg:y="0.39931in" svg:width="11.5in" svg:height="1.44965in" presentation:class="title" presentation:placeholder="false">
        <draw:text-box>
          <text:p text:style-name="a306" text:class-names="" text:cond-style-name=""><text:span text:style-name="a305" text:class-names="">Click to edit Master title style</text:span></text:p>
        </draw:text-box>
        <svg:title/>
        <svg:desc/>
      </draw:frame>
      <draw:frame draw:id="id63" presentation:style-name="a323" draw:name="Vertical Text Placeholder 2" svg:x="0.91667in" svg:y="1.99653in" svg:width="11.5in" svg:height="4.75868in" presentation:class="outline" presentation:placeholder="false">
        <draw:text-box>
          <text:list text:style-name="a310">
            <text:list-item>
              <text:p text:style-name="a309" text:class-names="" text:cond-style-name=""><text:span text:style-name="a308" text:class-names="">Click to edit Master text styles</text:span></text:p>
            </text:list-item>
          </text:list>
          <text:list text:style-name="a313">
            <text:list-item>
              <text:list text:style-name="a313">
                <text:list-item>
                  <text:p text:style-name="a312" text:class-names="" text:cond-style-name=""><text:span text:style-name="a311" text:class-names="">Second level</text:span></text:p>
                </text:list-item>
              </text:list>
            </text:list-item>
          </text:list>
          <text:list text:style-name="a316">
            <text:list-item>
              <text:list text:style-name="a316">
                <text:list-item>
                  <text:list text:style-name="a316">
                    <text:list-item>
                      <text:p text:style-name="a315" text:class-names="" text:cond-style-name=""><text:span text:style-name="a314" text:class-names="">Third level</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20" text:class-names="">Fifth level</text:span></text:p>
                            </text:list-item>
                          </text:list>
                        </text:list-item>
                      </text:list>
                    </text:list-item>
                  </text:list>
                </text:list-item>
              </text:list>
            </text:list-item>
          </text:list>
        </draw:text-box>
        <svg:title/>
        <svg:desc/>
      </draw:frame>
      <draw:frame draw:id="id64" presentation:style-name="a328" draw:name="Date Placeholder 3" svg:x="0.91667in" svg:y="6.95139in" svg:width="3in" svg:height="0.39931in" presentation:class="date-time" presentation:placeholder="false">
        <draw:text-box>
          <text:p text:style-name="a327" text:class-names="" text:cond-style-name=""><text:span text:style-name="a324" text:class-names=""><text:date text:fixed="false" style:data-style-name="a325">5/5/2025</text:date></text:span><text:span text:style-name="a326" text:class-names=""/></text:p>
        </draw:text-box>
        <svg:title/>
        <svg:desc/>
      </draw:frame>
      <draw:frame draw:id="id65"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6" presentation:style-name="a335" draw:name="Slide Number Placeholder 5" svg:x="9.41667in" svg:y="6.95139in" svg:width="3in" svg:height="0.39931in" presentation:class="page-number" presentation:placeholder="false">
        <draw:text-box>
          <text:p text:style-name="a334" text:class-names="" text:cond-style-name=""><text:span text:style-name="a332" text:class-names=""><text:page-number style:num-format="1" text:fixed="false">‹#›</text:page-number></text:span><text:span text:style-name="a333" text:class-names=""/></text:p>
        </draw:text-box>
        <svg:title/>
        <svg:desc/>
      </draw:frame>
      <draw:connector draw:type="line" svg:x1="0.78291in" svg:y1="0.39021in" svg:x2="0.78291in" svg:y2="7.49091in" draw:id="id67" draw:style-name="a336" draw:name="Straight Connector 6">
        <svg:title/>
        <svg:desc/>
      </draw:connector>
    </style:master-page>
    <style:master-page style:name="Master1-Layout11-vertTitleAndTx-Vertical-Title-and-Text" style:page-layout-name="pageLayout1" draw:style-name="a337">
      <draw:frame draw:id="id68" presentation:style-name="a340" draw:name="Vertical Title 1" svg:x="9.54167in" svg:y="0.39931in" svg:width="2.875in" svg:height="6.3559in" presentation:class="title" presentation:placeholder="false">
        <draw:text-box>
          <text:p text:style-name="a339" text:class-names="" text:cond-style-name=""><text:span text:style-name="a338" text:class-names="">Click to edit Master title style</text:span></text:p>
        </draw:text-box>
        <svg:title/>
        <svg:desc/>
      </draw:frame>
      <draw:frame draw:id="id69" presentation:style-name="a356" draw:name="Vertical Text Placeholder 2" svg:x="0.91667in" svg:y="0.39931in" svg:width="8.45833in" svg:height="6.3559in" presentation:class="outline" presentation:placeholder="false">
        <draw:text-box>
          <text:list text:style-name="a343">
            <text:list-item>
              <text:p text:style-name="a342" text:class-names="" text:cond-style-name=""><text:span text:style-name="a341" text:class-names="">Click to 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3" text:class-names="">Fifth level</text:span></text:p>
                            </text:list-item>
                          </text:list>
                        </text:list-item>
                      </text:list>
                    </text:list-item>
                  </text:list>
                </text:list-item>
              </text:list>
            </text:list-item>
          </text:list>
        </draw:text-box>
        <svg:title/>
        <svg:desc/>
      </draw:frame>
      <draw:frame draw:id="id70" presentation:style-name="a361" draw:name="Date Placeholder 3" svg:x="0.91667in" svg:y="6.95139in" svg:width="3in" svg:height="0.39931in" presentation:class="date-time" presentation:placeholder="false">
        <draw:text-box>
          <text:p text:style-name="a360" text:class-names="" text:cond-style-name=""><text:span text:style-name="a357" text:class-names=""><text:date text:fixed="false" style:data-style-name="a358">5/5/2025</text:date></text:span><text:span text:style-name="a359" text:class-names=""/></text:p>
        </draw:text-box>
        <svg:title/>
        <svg:desc/>
      </draw:frame>
      <draw:frame draw:id="id71" presentation:style-name="a364" draw:name="Footer Placeholder 4" svg:x="4.41667in" svg:y="6.95139in" svg:width="4.5in" svg:height="0.39931in" presentation:class="footer" presentation:placeholder="false">
        <draw:text-box>
          <text:p text:style-name="a363" text:class-names="" text:cond-style-name=""><text:span text:style-name="a362" text:class-names=""/></text:p>
        </draw:text-box>
        <svg:title/>
        <svg:desc/>
      </draw:frame>
      <draw:frame draw:id="id72" presentation:style-name="a368" draw:name="Slide Number Placeholder 5" svg:x="9.41667in" svg:y="6.95139in" svg:width="3in" svg:height="0.39931in" presentation:class="page-number" presentation:placeholder="false">
        <draw:text-box>
          <text:p text:style-name="a367" text:class-names="" text:cond-style-name=""><text:span text:style-name="a365" text:class-names=""><text:page-number style:num-format="1" text:fixed="false">‹#›</text:page-number></text:span><text:span text:style-name="a366" text:class-names=""/></text:p>
        </draw:text-box>
        <svg:title/>
        <svg:desc/>
      </draw:frame>
      <draw:connector draw:type="line" svg:x1="0.00909in" svg:y1="0.28638in" svg:x2="12.42576in" svg:y2="0.28638in" draw:id="id73" draw:style-name="a369" draw:name="Straight Connector 6">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5-05T22:34:54Z</meta:creation-date>
    <dc:date>2025-05-05T22:49:45Z</dc:date>
    <meta:template xlink:href="office%20theme" xlink:type="simple"/>
    <meta:editing-cycles>66</meta:editing-cycles>
    <meta:editing-duration>PT0S</meta:editing-duration>
    <meta:document-statistic meta:paragraph-count="0" meta:word-count="0"/>
  </office:meta>
</office:document-meta>
</file>